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6925in" style:type="right"/>
          <style:tab-stop style:position="6.6929in" style:type="right"/>
        </style:tab-stops>
      </style:paragraph-properties>
      <style:text-properties officeooo:rsid="000569e7" officeooo:paragraph-rsid="000569e7"/>
    </style:style>
    <style:style style:name="P2" style:family="paragraph" style:parent-style-name="Header">
      <style:text-properties officeooo:rsid="000569e7" officeooo:paragraph-rsid="000569e7"/>
    </style:style>
    <style:style style:name="P3" style:family="paragraph" style:parent-style-name="Footer">
      <style:paragraph-properties>
        <style:tab-stops>
          <style:tab-stop style:position="0in" style:type="right"/>
          <style:tab-stop style:position="3.3465in" style:type="center"/>
          <style:tab-stop style:position="6.6929in" style:type="right"/>
        </style:tab-stops>
      </style:paragraph-properties>
    </style:style>
    <style:style style:name="P4" style:family="paragraph" style:parent-style-name="Text_20_body">
      <style:text-properties officeooo:paragraph-rsid="000569e7"/>
    </style:style>
    <style:style style:name="P5" style:family="paragraph" style:parent-style-name="Text_20_body">
      <style:paragraph-properties fo:text-align="justify" style:justify-single-word="false"/>
      <style:text-properties officeooo:paragraph-rsid="000569e7"/>
    </style:style>
    <style:style style:name="P6" style:family="paragraph" style:parent-style-name="Text_20_body">
      <style:paragraph-properties fo:text-align="justify" style:justify-single-word="false">
        <style:tab-stops>
          <style:tab-stop style:position="0in"/>
        </style:tab-stops>
      </style:paragraph-properties>
      <style:text-properties style:rfc-language-tag="sr-Latn-RS" fo:language="sr" fo:script="Latn" fo:country="RS" officeooo:paragraph-rsid="0006a59f"/>
    </style:style>
    <style:style style:name="P7" style:family="paragraph" style:parent-style-name="Text_20_body">
      <style:paragraph-properties fo:text-align="justify" style:justify-single-word="false"/>
      <style:text-properties style:rfc-language-tag="sr-Latn-RS" fo:language="sr" fo:script="Latn" fo:country="RS" officeooo:rsid="00081bc5" officeooo:paragraph-rsid="00081bc5"/>
    </style:style>
    <style:style style:name="P8" style:family="paragraph" style:parent-style-name="Text_20_body">
      <style:text-properties officeooo:paragraph-rsid="00081bc5"/>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Table_20_Contents">
      <style:text-properties officeooo:rsid="000569e7" officeooo:paragraph-rsid="000569e7"/>
    </style:style>
    <style:style style:name="P13" style:family="paragraph" style:parent-style-name="Table_20_Contents">
      <style:text-properties fo:font-weight="bold" officeooo:rsid="000569e7" officeooo:paragraph-rsid="000569e7" style:font-weight-asian="bold" style:font-weight-complex="bold"/>
    </style:style>
    <style:style style:name="P14" style:family="paragraph" style:parent-style-name="Text_20_body">
      <style:paragraph-properties>
        <style:tab-stops>
          <style:tab-stop style:position="6.6929in" style:type="right"/>
        </style:tab-stops>
      </style:paragraph-properties>
    </style:style>
    <style:style style:name="P15" style:family="paragraph" style:parent-style-name="Text_20_body">
      <style:paragraph-properties>
        <style:tab-stops>
          <style:tab-stop style:position="6.6929in" style:type="right"/>
        </style:tab-stops>
      </style:paragraph-properties>
      <style:text-properties officeooo:paragraph-rsid="000b0761"/>
    </style:style>
    <style:style style:name="P16" style:family="paragraph" style:parent-style-name="Text_20_body">
      <style:paragraph-properties>
        <style:tab-stops>
          <style:tab-stop style:position="6.6929in" style:type="right"/>
        </style:tab-stops>
      </style:paragraph-properties>
      <style:text-properties officeooo:rsid="000b0761" officeooo:paragraph-rsid="000b0761"/>
    </style:style>
    <style:style style:name="P17" style:family="paragraph" style:parent-style-name="Heading_20_1">
      <style:paragraph-properties fo:break-before="page"/>
      <style:text-properties officeooo:rsid="000569e7" officeooo:paragraph-rsid="000569e7"/>
    </style:style>
    <style:style style:name="P18" style:family="paragraph" style:parent-style-name="Heading_20_1">
      <style:paragraph-properties fo:break-before="page">
        <style:tab-stops>
          <style:tab-stop style:position="3.4327in" style:type="center"/>
        </style:tab-stops>
      </style:paragraph-properties>
      <style:text-properties officeooo:rsid="0006a59f" officeooo:paragraph-rsid="0006a59f"/>
    </style:style>
    <style:style style:name="P19" style:family="paragraph" style:parent-style-name="Heading_20_1">
      <style:paragraph-properties fo:break-before="page"/>
      <style:text-properties officeooo:rsid="00081bc5" officeooo:paragraph-rsid="00081bc5"/>
    </style:style>
    <style:style style:name="P20" style:family="paragraph" style:parent-style-name="Heading_20_1">
      <style:paragraph-properties fo:break-before="page"/>
      <style:text-properties officeooo:rsid="0009f374" officeooo:paragraph-rsid="0009f374"/>
    </style:style>
    <style:style style:name="P21" style:family="paragraph" style:parent-style-name="Heading_20_1">
      <style:paragraph-properties fo:break-before="page"/>
      <style:text-properties officeooo:rsid="000a6bd1" officeooo:paragraph-rsid="000569e7"/>
    </style:style>
    <style:style style:name="P22" style:family="paragraph" style:parent-style-name="Heading_20_2">
      <style:text-properties officeooo:rsid="000569e7" officeooo:paragraph-rsid="000569e7"/>
    </style:style>
    <style:style style:name="P23" style:family="paragraph" style:parent-style-name="Heading_20_2">
      <style:text-properties officeooo:rsid="00081bc5" officeooo:paragraph-rsid="00081bc5"/>
    </style:style>
    <style:style style:name="T1" style:family="text">
      <style:text-properties officeooo:rsid="000569e7"/>
    </style:style>
    <style:style style:name="T2" style:family="text">
      <style:text-properties fo:language="en" fo:country="US" officeooo:rsid="000569e7"/>
    </style:style>
    <style:style style:name="T3" style:family="text">
      <style:text-properties style:rfc-language-tag="sr-Latn-RS" fo:language="sr" fo:script="Latn" fo:country="RS" officeooo:rsid="0006a59f" style:font-size-asian="10.5pt"/>
    </style:style>
    <style:style style:name="T4" style:family="text">
      <style:text-properties officeooo:rsid="00081bc5"/>
    </style:style>
    <style:style style:name="T5" style:family="text">
      <style:text-properties officeooo:rsid="0009f374"/>
    </style:style>
    <style:style style:name="T6" style:family="text">
      <style:text-properties officeooo:rsid="000b076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Pokemani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tab/></text:p>
      <text:p text:style-name="P15"><text:span text:style-name="T6"><text:tab/>Marko Divjak 0084/2017</text:span></text:p>
      <text:p text:style-name="P14"><text:tab/><text:span text:style-name="T6">Natalija Mitić 0085/2017</text:span></text:p>
      <text:p text:style-name="P16"><text:tab/>Anja Marković 0420/2017</text:p>
      <text:p text:style-name="P16"><text:tab/>Vukašin Drašković 0455/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0"><text:a xlink:type="simple" xlink:href="#__RefHeading___Toc110_255155833" text:style-name="Index_20_Link" text:visited-style-name="Index_20_Link">1. Uvod<text:tab/>3</text:a></text:p>
          <text:p text:style-name="P9"><text:a xlink:type="simple" xlink:href="#__RefHeading___Toc116_255155833" text:style-name="Index_20_Link" text:visited-style-name="Index_20_Link">1.1 Rezime<text:tab/>3</text:a></text:p>
          <text:p text:style-name="P9"><text:a xlink:type="simple" xlink:href="#__RefHeading___Toc118_255155833" text:style-name="Index_20_Link" text:visited-style-name="Index_20_Link">1.2 Namena dokumenta<text:tab/>3</text:a></text:p>
          <text:p text:style-name="P10"><text:a xlink:type="simple" xlink:href="#__RefHeading___Toc129_255155833" text:style-name="Index_20_Link" text:visited-style-name="Index_20_Link">2. Opis i struktura projekta<text:tab/>4</text:a></text:p>
          <text:p text:style-name="P10"><text:a xlink:type="simple" xlink:href="#__RefHeading___Toc131_255155833" text:style-name="Index_20_Link" text:visited-style-name="Index_20_Link">3. Kategorije korisnika<text:tab/>5</text:a></text:p>
          <text:p text:style-name="P9"><text:a xlink:type="simple" xlink:href="#__RefHeading___Toc133_255155833" text:style-name="Index_20_Link" text:visited-style-name="Index_20_Link">3.1 Gost<text:tab/>5</text:a></text:p>
          <text:p text:style-name="P9"><text:a xlink:type="simple" xlink:href="#__RefHeading___Toc135_255155833" text:style-name="Index_20_Link" text:visited-style-name="Index_20_Link">3.2 Registrovani korisnik<text:tab/>5</text:a></text:p>
          <text:p text:style-name="P9"><text:a xlink:type="simple" xlink:href="#__RefHeading___Toc137_255155833" text:style-name="Index_20_Link" text:visited-style-name="Index_20_Link">3.3 Administrator<text:tab/>5</text:a></text:p>
          <text:p text:style-name="P10"><text:a xlink:type="simple" xlink:href="#__RefHeading___Toc143_255155833" text:style-name="Index_20_Link" text:visited-style-name="Index_20_Link">4.<text:tab/>6</text:a></text:p>
          <text:p text:style-name="P10"><text:a xlink:type="simple" xlink:href="#__RefHeading___Toc108_255155833" text:style-name="Index_20_Link" text:visited-style-name="Index_20_Link">5. Spisak izmena<text:tab/>7</text:a></text:p>
        </text:index-body>
      </text:table-of-content>
      <text:p text:style-name="Text_20_body"/>
      <text:h text:style-name="P17" text:outline-level="1"><text:bookmark-start text:name="__RefHeading___Toc110_255155833"/>1. Uvod<text:bookmark-end text:name="__RefHeading___Toc110_255155833"/></text:h>
      <text:h text:style-name="P22" text:outline-level="2"><text:bookmark-start text:name="__RefHeading___Toc116_255155833"/>1.1 Rezime<text:bookmark-end text:name="__RefHeading___Toc116_255155833"/></text:h>
      <text:p text:style-name="P5"><text:tab/><text:span text:style-name="T1">Projekat Pokemania predstavlja deo praktične nastave na predmetu Principi softverskog inženjerstva, sa ciljem ilustracije organizovanja aktivnosti na jednom realnom softverskom projektu. Pokemania je namenjena fanovima Pokemona, kao i <text:s/>svim ostalim ljubiteljima igara.</text:span></text:p>
      <text:h text:style-name="P22" text:outline-level="2"><text:bookmark-start text:name="__RefHeading___Toc118_255155833"/>1.2 Namena dokumenta<text:bookmark-end text:name="__RefHeading___Toc118_255155833"/></text:h>
      <text:p text:style-name="P4"><text:tab/><text:span text:style-name="T1">Ovaj dokument definiše </text:span><text:span text:style-name="T2">namenu</text:span><text:span text:style-name="T1"> projekta, kategoriju korisnika i osnovne funkcionalne </text:span><text:span text:style-name="T3">i druge zahteve. Dokument je namenjen svim članovima projektnog tima. Dokument definiše tehnologije koje su primenjene, daje generalan opis sistema, definiše vrste korisnika, skup funkcionalnosti kao i ograničenja sistema.</text:span></text:p>
      <text:h text:style-name="P18" text:outline-level="1"><text:bookmark-start text:name="__RefHeading___Toc129_255155833"/>2. Opis i struktura projekta<text:bookmark-end text:name="__RefHeading___Toc129_255155833"/></text:h>
      <text:p text:style-name="P6"><text:tab/><text:span text:style-name="T4">S obzirom da su svi članovi tima veliki ljubitelji pokemona došlo se na ideju da se napravi nešto u čemu bi se svi pronašli, da se projekat ne doživi samo kao obaveza. Cilj je da članovi postojeća znanja, kao i znanja stečena radom na projektu prenose jedni drugima, kako bi rad bio bolji i efikasniji.</text:span></text:p>
      <text:p text:style-name="P6"><text:tab/><text:span text:style-name="T4">Sistem mogu da koriste tri vrste korisnika: gost, registrovani korisnik i administrator. Različite vrste korisnika imaju pristup različitim funkcionalnostima sajta. Gosti mogu da razgledaju pokedeks i da igraju igru pogađanja pokemona. Registrovani korisnici mogu da se bore međusobno na turnirima kao i da pokušaju da uhvate divlje pokemone u borbi sa njima. Administratori mogu da kreiraju turnire, odobravaju učešće i nadgledaju aktivnosti korisnika na turniru.</text:span></text:p>
      <text:p text:style-name="P6"><text:tab/><text:span text:style-name="T5">Sistem je zamišljen na bazi dinamičkog sajta postavljenog na Web serveru koji podržava PHP i Ajax. Postoji server na kome je MySQL baza podataka u kojoj se čuvaju kredencijali korisnika i ostale relevantne informacije. Informacije o pojedinačnim pokemonima se dobijaju od Pokemon API Web servisa. Web server uz pomoć PHP upita i pristupa bazi podataka kreira statički HTML kod koji se prosleđuje korisniku sajta.</text:span></text:p>
      <text:h text:style-name="P19" text:outline-level="1"><text:bookmark-start text:name="__RefHeading___Toc131_255155833"/>3. Kategorije korisnika<text:bookmark-end text:name="__RefHeading___Toc131_255155833"/></text:h>
      <text:h text:style-name="P23" text:outline-level="2"><text:bookmark-start text:name="__RefHeading___Toc133_255155833"/>3.1 Gost<text:bookmark-end text:name="__RefHeading___Toc133_255155833"/></text:h>
      <text:p text:style-name="P7"><text:tab/>Gost može da pregleda pokedeks kao i da igra igru pogađanja pokemona.</text:p>
      <text:h text:style-name="P23" text:outline-level="2"><text:bookmark-start text:name="__RefHeading___Toc135_255155833"/>3.2 Registrovani korisnik<text:bookmark-end text:name="__RefHeading___Toc135_255155833"/></text:h>
      <text:p text:style-name="P8"><text:tab/><text:span text:style-name="T4">Registrovani korisnik ima svoje korisničko ime i lozinku kojima se loguje u sistem. Registrovani korisnici na neki određeni vremenski interval dobijaju pokelopte, voćkice i novac. Pokelopte služe za pokušaj hvatanja divljih pokemona. Ukoliko nivo HP poena divljih pokemona padne ispod definisane granice korisnik ima mogućnost da baci pokeloptu. Verovatnoća da će uhvatiti divljeg pokemona je obrnuto proporcionalna količini preostalih HP poena divljeg pokemona. Korisnici voćkicama hrane svoje pokemone čime oni jačaju i napreduju. Korisnici koriste novac da bi učestvovali na turnirima.</text:span></text:p>
      <text:h text:style-name="P23" text:outline-level="2"><text:bookmark-start text:name="__RefHeading___Toc137_255155833"/>3.3 Administrator<text:bookmark-end text:name="__RefHeading___Toc137_255155833"/></text:h>
      <text:p text:style-name="P8"><text:tab/><text:span text:style-name="T4">Administrator ima mogućnost kreiranja turnira, kreiranje strukture turnira i definisanja nagrade turnira. Administrator odobrava učešće korisnika na turniru.</text:span></text:p>
      <text:h text:style-name="P20" text:outline-level="1"><text:bookmark-start text:name="__RefHeading___Toc143_255155833"/>4. <text:bookmark-end text:name="__RefHeading___Toc143_255155833"/></text:h>
      <text:h text:style-name="P21" text:outline-level="1"><text:bookmark-start text:name="__RefHeading___Toc108_255155833"/>5. Spisak izmena<text:bookmark-end text:name="__RefHeading___Toc108_255155833"/></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13">Datum</text:p>
          </table:table-cell>
          <table:table-cell table:style-name="Table1.A1" office:value-type="string">
            <text:p text:style-name="P13">Verzija</text:p>
          </table:table-cell>
          <table:table-cell table:style-name="Table1.A1" office:value-type="string">
            <text:p text:style-name="P13">Mesta izmena</text:p>
          </table:table-cell>
          <table:table-cell table:style-name="Table1.D1" office:value-type="string">
            <text:p text:style-name="P13">Autor</text:p>
          </table:table-cell>
        </table:table-row>
        <table:table-row>
          <table:table-cell table:style-name="Table1.A2" office:value-type="string">
            <text:p text:style-name="P12">20.02.2020.</text:p>
          </table:table-cell>
          <table:table-cell table:style-name="Table1.A2" office:value-type="string">
            <text:p text:style-name="P12">1.0</text:p>
          </table:table-cell>
          <table:table-cell table:style-name="Table1.A2" office:value-type="string">
            <text:p text:style-name="P12">Osnovna verzija</text:p>
          </table:table-cell>
          <table:table-cell table:style-name="Table1.D2" office:value-type="string">
            <text:p text:style-name="P12">Marko Divjak</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rfc-language-tag="sr-Latn-RS" fo:language="sr" fo:script="Latn" fo:country="R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font-size="130%" style:rfc-language-tag="sr-Latn-RS" fo:language="sr" fo:script="Latn" fo:country="RS"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style:rfc-language-tag="sr-Latn-RS" fo:language="sr" fo:script="Latn" fo:country="RS"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6925in" style:type="right"/>
          <style:tab-stop style:position="6.6929in" style:type="right"/>
        </style:tab-stops>
      </style:paragraph-properties>
      <style:text-properties officeooo:rsid="000569e7" officeooo:paragraph-rsid="000569e7"/>
    </style:style>
    <style:style style:name="MP2" style:family="paragraph" style:parent-style-name="Header">
      <style:text-properties officeooo:rsid="000569e7" officeooo:paragraph-rsid="000569e7"/>
    </style:style>
    <style:style style:name="MP3" style:family="paragraph" style:parent-style-name="Footer">
      <style:paragraph-properties>
        <style:tab-stops>
          <style:tab-stop style:position="0in" style:type="right"/>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niverzitet u Beogradu<text:tab/><text:tab/>Principi softverskog inženjerstva</text:p>
        <text:p text:style-name="MP2">Elektrothnički fakultet<text:tab/><text:tab/>SI3PSI</text:p>
      </style:header>
      <style:footer>
        <text:p text:style-name="MP3"><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5:44:49.550813880</meta:creation-date>
    <dc:date>2020-02-20T17:40:33.318451421</dc:date>
    <meta:editing-duration>PT43M6S</meta:editing-duration>
    <meta:editing-cycles>4</meta:editing-cycles>
    <meta:generator>LibreOffice/6.0.7.3$Linux_X86_64 LibreOffice_project/00m0$Build-3</meta:generator>
    <meta:document-statistic meta:table-count="1" meta:image-count="0" meta:object-count="0" meta:page-count="7" meta:paragraph-count="46" meta:word-count="465" meta:character-count="3194" meta:non-whitespace-character-count="2756"/>
  </office:meta>
</office:document-meta>
</file>